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3350" officeooo:paragraph-rsid="000d3350"/>
    </style:style>
    <style:style style:name="P5" style:family="paragraph" style:parent-style-name="Text_20_body">
      <style:paragraph-properties fo:text-align="start" style:justify-single-word="false"/>
      <style:text-properties style:font-name="Georgia" officeooo:rsid="000d3350" officeooo:paragraph-rsid="000d3350"/>
    </style:style>
    <style:style style:name="P6" style:family="paragraph" style:parent-style-name="Title">
      <style:text-properties style:font-name="Georgia" officeooo:rsid="000d3350" officeooo:paragraph-rsid="000d3350"/>
    </style:style>
    <style:style style:name="P7" style:family="paragraph" style:parent-style-name="Text_20_body">
      <style:paragraph-properties fo:text-align="start" style:justify-single-word="false"/>
      <style:text-properties style:font-name="Georgia" officeooo:rsid="0017d46d" officeooo:paragraph-rsid="0017d46d"/>
    </style:style>
    <style:style style:name="P8" style:family="paragraph" style:parent-style-name="Text_20_body">
      <style:paragraph-properties fo:text-align="center" style:justify-single-word="false"/>
      <style:text-properties style:font-name="Georgia" officeooo:rsid="0017d46d" officeooo:paragraph-rsid="0017d46d"/>
    </style:style>
    <style:style style:name="P9" style:family="paragraph" style:parent-style-name="Text_20_body">
      <style:paragraph-properties fo:text-align="start" style:justify-single-word="false"/>
      <style:text-properties style:font-name="Georgia" officeooo:rsid="001cee59" officeooo:paragraph-rsid="001cee59"/>
    </style:style>
    <style:style style:name="P10" style:family="paragraph" style:parent-style-name="Text_20_body">
      <style:paragraph-properties fo:text-align="start" style:justify-single-word="false"/>
      <style:text-properties style:font-name="Georgia" officeooo:rsid="0017d46d" officeooo:paragraph-rsid="0017d46d"/>
    </style:style>
    <style:style style:name="T1" style:family="text">
      <style:text-properties officeooo:rsid="000e87b1"/>
    </style:style>
    <style:style style:name="T2" style:family="text">
      <style:text-properties officeooo:rsid="0010190e"/>
    </style:style>
    <style:style style:name="T3" style:family="text">
      <style:text-properties officeooo:rsid="0011eb7a"/>
    </style:style>
    <style:style style:name="T4" style:family="text">
      <style:text-properties officeooo:rsid="00135c04"/>
    </style:style>
    <style:style style:name="T5" style:family="text">
      <style:text-properties officeooo:rsid="0013752a"/>
    </style:style>
    <style:style style:name="T6" style:family="text">
      <style:text-properties officeooo:rsid="0013cc98"/>
    </style:style>
    <style:style style:name="T7" style:family="text">
      <style:text-properties officeooo:rsid="0014851c"/>
    </style:style>
    <style:style style:name="T8" style:family="text">
      <style:text-properties officeooo:rsid="00161947"/>
    </style:style>
    <style:style style:name="T9" style:family="text">
      <style:text-properties officeooo:rsid="0016a068"/>
    </style:style>
    <style:style style:name="T10" style:family="text">
      <style:text-properties officeooo:rsid="0019e792"/>
    </style:style>
    <style:style style:name="T11" style:family="text">
      <style:text-properties officeooo:rsid="001b8ee0"/>
    </style:style>
    <style:style style:name="T12" style:family="text">
      <style:text-properties officeooo:rsid="001cee59"/>
    </style:style>
    <style:style style:name="T13" style:family="text">
      <style:text-properties officeooo:rsid="001d1fbf"/>
    </style:style>
    <style:style style:name="T14" style:family="text">
      <style:text-properties fo:font-style="italic" officeooo:rsid="001d1fbf" style:font-style-asian="italic" style:font-style-complex="italic"/>
    </style:style>
    <style:style style:name="T15" style:family="text">
      <style:text-properties fo:font-style="normal" officeooo:rsid="001d1fbf" style:font-style-asian="normal" style:font-style-complex="normal"/>
    </style:style>
    <style:style style:name="T16" style:family="text">
      <style:text-properties fo:font-style="normal" officeooo:rsid="001daa9b"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o Be It</text:p>
      <text:p text:style-name="P3">208</text:p>
      <text:p text:style-name="P4">by Kyle Eggleston</text:p>
      <text:p text:style-name="P4"/>
      <text:p text:style-name="P5"><text:tab/><text:span text:style-name="T1">Ketish stood on his bridge once again. His ship was heavily damaged from the battle in orbit of Earth’s Moon. Grilka stood by his side. She didn’t like what Ketish did to her, but like any loyal Dubor officer she would come to accept it. </text:span><text:span text:style-name="T2">Her love with Jack was real to her, but Grilka knew it was now over. Ketish had played her dirty, tricked her into falling in love with the human/Dubor hybrid. She had fallen for it hook, line, and sinker and Ketish knew it.</text:span></text:p>
      <text:p text:style-name="P5"><text:tab/><text:span text:style-name="T3">Grilka cleared her throat. She hadn’t said a word to Ketish since they landed back on the warship. She felt no need to speak with him until now. “</text:span><text:span text:style-name="T4">Ketish, what do we do now? Earth is no longer our enemy and <text:s/>you promised Captain O’Brien you wouldn’t attack Shuka. What is our purpose?”</text:span></text:p>
      <text:p text:style-name="P5"><text:tab/><text:span text:style-name="T4">Ketish clapped his hands. “She speaks!” He exclaimed. “How dare you use my name in public, you will address me as </text:span><text:span text:style-name="T5">s</text:span><text:span text:style-name="T4">ir.” Ketish rebuked Grilka. In private she could call him whatever she wanted to, but in public especially on the bridge of his own warship, she would respect him.</text:span></text:p>
      <text:p text:style-name="P5"><text:tab/><text:span text:style-name="T5">Grilka nodded and bowed. “Of course sir.” She said. </text:span><text:span text:style-name="T6">Grilka didn’t see the need for such formality. But she would go along with it. He was her superior officer as it were. “But what of my question, sir?”</text:span></text:p>
      <text:p text:style-name="P5"><text:tab/><text:span text:style-name="T6">Ketish thought about it for a moment. It was a shame about the Shuka people and his agreement. If he was to uphold his part of the bargain, he wouldn’t attack their people. It was agreed upon. “I do not know.” He finally said. “There is a fourth planet in the Comeki Star System I’ve had my eyes on, maybe we could visit them.” He smiled. “I’ve heard interesting things about their world and technology. Might be worth a look.”</text:span></text:p>
      <text:p text:style-name="P5"><text:tab/>“<text:span text:style-name="T7">Of course.” Grilka said in a mocking tone. “More conquests for you to enjoy. A world to pillage and plunder, for what? Resources? Technology? Our latest reports state that the fourth planet hasn’t developed any new technology in the last one hundred years!” She exclaimed.</text:span></text:p>
      <text:p text:style-name="P5"><text:tab/><text:span text:style-name="T7">Ketish’s smile dropped. “Yes well, we have to get back up and running before we can even pay them a visit now don’t we. Where do we stand on repairs?”</text:span></text:p>
      <text:p text:style-name="P5"><text:soft-page-break/><text:tab/><text:span text:style-name="T7">Grilka checked over a data console. “We are three days away from having FTL restored. The other systems might take another week or so. We appear to be right on target.”</text:span></text:p>
      <text:p text:style-name="P5"><text:tab/>“<text:span text:style-name="T7">Good.” Ketish said. “Those nukes the captain fired at the Earth warship managed to hit us as well. I’m sure there is radiation poisoning going around. We need to counter that first before we accomplish anything further to the ship. Can’t run a ship with a dead crew.” He ordered.</text:span></text:p>
      <text:p text:style-name="P5"><text:tab/><text:span text:style-name="T7">Grilka nodded in agreement. “At once sir.” She exited the bridge.</text:span></text:p>
      <text:p text:style-name="P5"><text:tab/><text:span text:style-name="T7">Looking out the window, Ketish saw they were passing a planet with rings. If he wasn’t mistaken, the Earthlings called it Saturn. It was a wonderful sight to behold. A most beautiful planet. He couldn’t imagine a star system with planets that held no lifeforms. No life at all, they were simply dead rocks in space, but they were marvelous and beautiful </text:span><text:span text:style-name="T8">at the same time.</text:span></text:p>
      <text:p text:style-name="P5"><text:tab/>“<text:span text:style-name="T9">Open a channel to the Fresno. I wish to speak with their commanding officer.” Ketish ordered. It was time to rip the band aid off. He needed to let the captain know about the fate of the Franklin and hope their truce wouldn’t come to an abrupt end. He needed O’Brien and O’Brien needed him, even if he didn’t see that yet.</text:span></text:p>
      <text:p text:style-name="P9"/>
      <text:p text:style-name="P8">* * *</text:p>
      <text:p text:style-name="P8"/>
      <text:p text:style-name="P7"><text:tab/>Captain Jack O’Brien closed the communications channel. He was smiling. Earth had a new president and vice president lined up, all they had to do was be sworn in. <text:span text:style-name="T10">It had been a busy week since he took down President Cain. Earth was getting a new president, the Fresno was being looked after, what more could he want? Yet there was something missing in his life.</text:span></text:p>
      <text:p text:style-name="P7"><text:tab/>“<text:span text:style-name="T10">Grilka.” Jack whispered. </text:span><text:span text:style-name="T11">Jack hadn’t uttered her name since the incident. </text:span><text:span text:style-name="T12">The incident of course was her betrayal of him. Everything Jack thought he knew about Grilka had vanished the moment she didn’t speak up for herself. She could have told him Ketish was making it all up, but she didn’t. She simply kept silent on the matter. It was terrible.</text:span></text:p>
      <text:p text:style-name="P7"><text:tab/><text:span text:style-name="T13">Jack’s comm unit chirped. “Go for O’Brien.” He said into it.</text:span></text:p>
      <text:p text:style-name="P7"><text:tab/>“<text:span text:style-name="T13">Captain, are you seriously going to let space dock have their way with the Fresno?” Madison’s voice came through the comm unit. “You </text:span><text:span text:style-name="T14">know</text:span><text:span text:style-name="T15"> my people can do a better job and faster than they can!”</text:span></text:p>
      <text:p text:style-name="P7"><text:span text:style-name="T15"><text:tab/>She had a point. Her people were the best and the brightest of the bunch. But when it came to heavy damage like the Fresno had taken, he wanted a second set of eyes on it. Like the people who actually had built the ship in the first place. That meant space dock would get their slimy grubby hands all over her. Madison </text:span><text:span text:style-name="T14">hated</text:span><text:span text:style-name="T15"> the idea of that, and </text:span><text:span text:style-name="T16">J</text:span><text:span text:style-name="T15">ack knew 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2</text:page-count>) <text:date style:data-style-name="N37" text:date-value="2026-01-07T21:26:12.820916608">01/07/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07T21:26:12.751451047</dc:date>
    <meta:editing-duration>PT1H12M1S</meta:editing-duration>
    <meta:editing-cycles>25</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3" meta:word-count="870" meta:character-count="4710" meta:non-whitespace-character-count="3845"/>
  </office:meta>
</office:document-meta>
</file>